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20.97mm"/>
    </style:style>
    <style:style style:name="co3" style:family="table-column">
      <style:table-column-properties fo:break-before="auto" style:column-width="36.6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.07mm"/>
    </style:style>
    <style:style style:name="co7" style:family="table-column">
      <style:table-column-properties fo:break-before="auto" style:column-width="60.11mm"/>
    </style:style>
    <style:style style:name="co8" style:family="table-column">
      <style:table-column-properties fo:break-before="auto" style:column-width="10.46mm"/>
    </style:style>
    <style:style style:name="co9" style:family="table-column">
      <style:table-column-properties fo:break-before="auto" style:column-width="30.76mm"/>
    </style:style>
    <style:style style:name="co10" style:family="table-column">
      <style:table-column-properties fo:break-before="auto" style:column-width="22.65mm"/>
    </style:style>
    <style:style style:name="co11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1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Daycount_20_Fractions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8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3" style:family="table-cell" style:parent-style-name="Excel_5f_BuiltIn_5f_Hyperlink" style:data-style-name="N0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</style:style>
    <style:style style:name="ce4" style:family="table-cell" style:parent-style-name="Default">
      <style:table-cell-properties fo:border-bottom="4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37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2.49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99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SimSun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99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eeeeee"/>
    </style:style>
    <style:style style:name="ce15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8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9" style:family="table-cell" style:parent-style-name="Default">
      <style:table-cell-properties style:glyph-orientation-vertical="0" fo:border-bottom="0.99pt solid #000000" fo:background-color="#eeeee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ccccc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99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cccccc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 style:data-style-name="N36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Default" style:data-style-name="N36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eeeee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Default" style:data-style-name="N99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 style:data-style-name="N37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36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33" style:family="table-cell" style:parent-style-name="Default" style:data-style-name="N138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" style:family="text">
      <style:text-properties fo:font-size="8pt" fo:font-weight="normal" style:text-underline-style="none" style:text-underline-color="font-color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fo:font-size="8pt" fo:font-weight="normal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 style:text-underline-style="solid" style:text-underline-width="auto" style:text-underline-color="font-color"/>
    </style:style>
    <style:style style:name="T3" style:family="text">
      <style:text-properties fo:font-size="8pt" fo:font-weight="normal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 style:text-underline-style="none" style:text-underline-color="font-color"/>
    </style:style>
    <style:style style:name="T4" style:family="text">
      <style:text-properties fo:font-size="8pt" fo:font-weight="normal" style:text-underline-style="solid" style:text-underline-width="auto" style:text-underline-color="font-color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3"/>
        <table:table-column table:style-name="co2" table:number-columns-repeated="244" table:default-cell-style-name="ce1"/>
        <table:table-column table:style-name="co5" table:number-columns-repeated="768" table:default-cell-style-name="ce14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Note: <text:span text:style-name="T1">This sheet requires Obba 5.0 ( </text:span><text:span text:style-name="T2">http://www.obba.info/</text:span><text:span text:style-name="T3"> )</text:span>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Object Viewer</text:p>
          </table:table-cell>
          <table:table-cell table:style-name="ce4"/>
          <table:table-cell/>
          <table:table-cell table:style-name="ce4" office:value-type="string" calcext:value-type="string">
            <text:p>Libraries (folder with JAR files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Parameters:</text:p>
          </table:table-cell>
          <table:table-cell table:style-name="ce5"/>
          <table:table-cell/>
          <table:table-cell table:style-name="ce5" office:value-type="string" calcext:value-type="string">
            <text:p>Load libraries fr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sibility</text:p>
          </table:table-cell>
          <table:table-cell table:style-name="ce8" table:formula="of:=TRUE()" office:value-type="boolean" office:boolean-value="true" calcext:value-type="boolean">
            <text:p>WAHR</text:p>
          </table:table-cell>
          <table:table-cell/>
          <table:table-cell office:value-type="string" calcext:value-type="string">
            <text:p>Path:</text:p>
          </table:table-cell>
          <table:table-cell table:style-name="ce11" office:value-type="string" calcext:value-type="string">
            <text:p>lib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isRelative:</text:p>
          </table:table-cell>
          <table:table-cell table:style-name="ce12" table:formula="of:=TRUE()" office:value-type="boolean" office:boolean-value="true" calcext:value-type="boolean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6" table:formula="of:=INFO.OBBA.OBBA.OBCONTROLPANELSETVISIBLE([.C8])" office:value-type="float" office:value="1" calcext:value-type="float">
            <text:p>TRUE</text:p>
          </table:table-cell>
          <table:table-cell table:number-columns-repeated="2"/>
          <table:table-cell office:value-type="string" calcext:value-type="string">
            <text:p>Result: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oaded:</text:p>
          </table:table-cell>
          <table:table-cell table:formula="of:=INFO.OBBA.OBBA.OBADDALLJARS([.F8];[.F9])" office:value-type="string" office:string-value="/Users/fries/git/finmath-spreadsheets/spreadsheets/Caplets/lib" calcext:value-type="string">
            <text:p>/Users/fries/git/finmath-spreadsheets/spreadsheets/Caplets/lib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Obba Version</text:p>
          </table:table-cell>
          <table:table-cell table:style-name="ce7"/>
          <table:table-cell/>
          <table:table-cell table:style-name="ce4" office:value-type="string" calcext:value-type="string">
            <text:p>Additional Class Folder (leave empty if not needed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/>
          <table:table-cell table:style-name="ce5" office:value-type="string" calcext:value-type="string">
            <text:p>Load classes fr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office:value-type="string" calcext:value-type="string">
            <text:p>4.2.2</text:p>
          </table:table-cell>
          <table:table-cell/>
          <table:table-cell office:value-type="string" calcext:value-type="string">
            <text:p>Path:</text:p>
          </table:table-cell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ild:</text:p>
          </table:table-cell>
          <table:table-cell table:style-name="ce9" office:value-type="string" calcext:value-type="string">
            <text:p>40201</text:p>
          </table:table-cell>
          <table:table-cell/>
          <table:table-cell office:value-type="string" calcext:value-type="string">
            <text:p>isRelative:</text:p>
          </table:table-cell>
          <table:table-cell table:style-name="ce12" table:formula="of:=TRUE()" office:value-type="boolean" office:boolean-value="true" calcext:value-type="boolean">
            <text:p>WAH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finmath lib Version</text:p>
          </table:table-cell>
          <table:table-cell table:style-name="ce7"/>
          <table:table-cell/>
          <table:table-cell office:value-type="string" calcext:value-type="string">
            <text:p>Loaded:</text:p>
          </table:table-cell>
          <table:table-cell table:formula="of:=INFO.OBBA.OBBA.OBADDCLASSES([.F17];[.F18])" office:value-type="string" office:string-value="/Users/fries/git/finmath-spreadsheets/spreadsheets/Caplets" calcext:value-type="string">
            <text:p>/Users/fries/git/finmath-spreadsheets/spreadsheets/Caplet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style-name="ce10" table:formula="of:=INFO.OBBA.OBBA.OBGET(INFO.OBBA.OBBA.OBCALL(&quot;&quot;;&quot;net.finmath.information.Library&quot;;&quot;getVersionString&quot;))" office:value-type="string" office:string-value="4.0.3-SNAPSHOT" calcext:value-type="string">
            <text:p>4.0.3-SNAPSHO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 calcext:value-type="string">
            <text:p>Reference cell below to ensure lib is loaded:</text:p>
          </table:table-cell>
          <table:table-cell table:style-name="ce4"/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wap Leg Schedule" table:style-name="ta2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7" table:default-cell-style-name="ce56"/>
        <table:table-column table:style-name="co8" table:default-cell-style-name="ce15"/>
        <table:table-column table:style-name="co9" table:number-columns-repeated="6" table:default-cell-style-name="ce26"/>
        <table:table-column table:style-name="co9" table:number-columns-repeated="232" table:default-cell-style-name="ce15"/>
        <table:table-column table:style-name="co10" table:number-columns-repeated="4" table:default-cell-style-name="ce34"/>
        <table:table-column table:style-name="co11" table:number-columns-repeated="778" table:default-cell-style-name="ce14"/>
        <table:table-row table:style-name="ro2">
          <table:table-cell table:number-columns-repeated="242"/>
          <table:table-cell table:style-name="ce14" table:number-columns-repeated="4"/>
          <table:table-cell table:number-columns-repeated="778"/>
        </table:table-row>
        <table:table-row table:style-name="ro3">
          <table:table-cell table:style-name="ce16"/>
          <table:table-cell table:style-name="ce16" office:value-type="string" calcext:value-type="string">
            <text:p>Swap Leg Schedule</text:p>
          </table:table-cell>
          <table:table-cell table:style-name="ce57"/>
          <table:table-cell table:style-name="ce16"/>
          <table:table-cell table:style-name="ce14"/>
          <table:table-cell table:style-name="ce30" table:number-columns-repeated="5"/>
          <table:table-cell table:style-name="ce16" table:number-columns-repeated="1004"/>
          <table:table-cell table:number-columns-repeated="10"/>
        </table:table-row>
        <table:table-row table:style-name="ro2">
          <table:table-cell table:style-name="ce17"/>
          <table:table-cell table:style-name="ce18" office:value-type="string" calcext:value-type="string">
            <text:p>Note: This sheet requires Obba 5.0 ( <text:span text:style-name="T4">http://www.obba.info/</text:span><text:span text:style-name="T3"> )</text:span></text:p>
          </table:table-cell>
          <table:table-cell table:style-name="ce58"/>
          <table:table-cell table:style-name="ce17"/>
          <table:table-cell table:style-name="ce28"/>
          <table:table-cell table:style-name="ce31"/>
          <table:table-cell table:style-name="ce28" table:number-columns-repeated="3"/>
          <table:table-cell table:style-name="ce32"/>
          <table:table-cell table:style-name="ce17" table:number-columns-repeated="1004"/>
          <table:table-cell table:number-columns-repeated="10"/>
        </table:table-row>
        <table:table-row table:style-name="ro2">
          <table:table-cell table:style-name="ce17"/>
          <table:table-cell table:number-columns-repeated="241"/>
          <table:table-cell table:style-name="ce15" table:number-columns-repeated="4"/>
          <table:table-cell table:number-columns-repeated="778"/>
        </table:table-row>
        <table:table-row table:style-name="ro2">
          <table:table-cell table:number-columns-repeated="4"/>
          <table:table-cell table:style-name="ce29" office:value-type="string" calcext:value-type="string">
            <text:p>PeriodIndex</text:p>
          </table:table-cell>
          <table:table-cell table:style-name="ce29" office:value-type="string" calcext:value-type="string">
            <text:p>Fixing</text:p>
          </table:table-cell>
          <table:table-cell table:style-name="ce29" office:value-type="string" calcext:value-type="string">
            <text:p>Payment</text:p>
          </table:table-cell>
          <table:table-cell table:style-name="ce29" office:value-type="string" calcext:value-type="string">
            <text:p>PeriodStart</text:p>
          </table:table-cell>
          <table:table-cell table:style-name="ce29" office:value-type="string" calcext:value-type="string">
            <text:p>PeriodEnd</text:p>
          </table:table-cell>
          <table:table-cell table:style-name="ce29" office:value-type="string" calcext:value-type="string">
            <text:p>PeriodLength</text:p>
          </table:table-cell>
          <table:table-cell table:number-columns-repeated="1014"/>
        </table:table-row>
        <table:table-row table:style-name="ro2">
          <table:table-cell/>
          <table:table-cell table:style-name="ce19" office:value-type="string" calcext:value-type="string">
            <text:p>Swap Leg Schedule Generator</text:p>
          </table:table-cell>
          <table:table-cell table:style-name="ce59"/>
          <table:table-cell/>
          <table:table-cell table:style-name="ce23" office:value-type="float" office:value="0" calcext:value-type="float">
            <text:p>0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]));&quot;get&quot;&amp;[.F$5]))" office:value-type="date" office:date-value="2016-04-20" calcext:value-type="date">
            <text:p>20.04.2016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]));&quot;get&quot;&amp;[.G$5]))" office:value-type="date" office:date-value="2016-07-22" calcext:value-type="date">
            <text:p>22.07.2016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]));&quot;get&quot;&amp;[.H$5]))" office:value-type="date" office:date-value="2016-04-20" calcext:value-type="date">
            <text:p>20.04.2016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]));&quot;get&quot;&amp;[.I$5]))" office:value-type="date" office:date-value="2016-07-20" calcext:value-type="date">
            <text:p>20.07.2016</text:p>
          </table:table-cell>
          <table:table-cell table:style-name="ce33" table:formula="of:=INFO.OBBA.OBBA.OBGET(INFO.OBBA.OBBA.OBCALL(&quot;&quot;;[.$B$23];&quot;getPeriodLength&quot;;INFO.OBBA.OBBA.OBMAKE(&quot;&quot;;&quot;int&quot;;[.$E6])))" office:value-type="float" office:value="0.252777777777778" calcext:value-type="float">
            <text:p>0,252778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" calcext:value-type="float">
            <text:p>1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]));&quot;get&quot;&amp;[.F$5]))" office:value-type="date" office:date-value="2016-07-20" calcext:value-type="date">
            <text:p>20.07.2016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]));&quot;get&quot;&amp;[.G$5]))" office:value-type="date" office:date-value="2016-10-24" calcext:value-type="date">
            <text:p>24.10.2016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]));&quot;get&quot;&amp;[.H$5]))" office:value-type="date" office:date-value="2016-07-20" calcext:value-type="date">
            <text:p>20.07.2016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]));&quot;get&quot;&amp;[.I$5]))" office:value-type="date" office:date-value="2016-10-20" calcext:value-type="date">
            <text:p>20.10.2016</text:p>
          </table:table-cell>
          <table:table-cell table:style-name="ce33" table:formula="of:=INFO.OBBA.OBBA.OBGET(INFO.OBBA.OBBA.OBCALL(&quot;&quot;;[.$B$23];&quot;getPeriodLength&quot;;INFO.OBBA.OBBA.OBMAKE(&quot;&quot;;&quot;int&quot;;[.$E7])))" office:value-type="float" office:value="0.255555555555556" calcext:value-type="float">
            <text:p>0,255556</text:p>
          </table:table-cell>
          <table:table-cell table:number-columns-repeated="1014"/>
        </table:table-row>
        <table:table-row table:style-name="ro2">
          <table:table-cell/>
          <table:table-cell table:style-name="ce20" office:value-type="string" calcext:value-type="string">
            <text:p>Parameters:</text:p>
          </table:table-cell>
          <table:table-cell table:style-name="ce60"/>
          <table:table-cell/>
          <table:table-cell table:style-name="ce23" office:value-type="float" office:value="2" calcext:value-type="float">
            <text:p>2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]));&quot;get&quot;&amp;[.F$5]))" office:value-type="date" office:date-value="2016-10-20" calcext:value-type="date">
            <text:p>20.10.2016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]));&quot;get&quot;&amp;[.G$5]))" office:value-type="date" office:date-value="2017-01-24" calcext:value-type="date">
            <text:p>24.01.2017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]));&quot;get&quot;&amp;[.H$5]))" office:value-type="date" office:date-value="2016-10-20" calcext:value-type="date">
            <text:p>20.10.2016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]));&quot;get&quot;&amp;[.I$5]))" office:value-type="date" office:date-value="2017-01-20" calcext:value-type="date">
            <text:p>20.01.2017</text:p>
          </table:table-cell>
          <table:table-cell table:style-name="ce33" table:formula="of:=INFO.OBBA.OBBA.OBGET(INFO.OBBA.OBBA.OBCALL(&quot;&quot;;[.$B$23];&quot;getPeriodLength&quot;;INFO.OBBA.OBBA.OBMAKE(&quot;&quot;;&quot;int&quot;;[.$E8])))" office:value-type="float" office:value="0.255555555555556" calcext:value-type="float">
            <text:p>0,255556</text:p>
          </table:table-cell>
          <table:table-cell table:number-columns-repeated="1014"/>
        </table:table-row>
        <table:table-row table:style-name="ro2">
          <table:table-cell/>
          <table:table-cell table:style-name="ce21" table:formula="of:=INFO.OBBA.OBBA.OBMAKE(&quot;referenceDate&quot;;&quot;LocalDate&quot;;[.C9])" office:value-type="string" office:string-value="referenceDate &#10;[5227]" calcext:value-type="string">
            <text:p>referenceDate </text:p>
            <text:p>[5227]</text:p>
          </table:table-cell>
          <table:table-cell table:style-name="ce61" office:value-type="date" office:date-value="2016-04-18" calcext:value-type="date">
            <text:p>18.04.2016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]));&quot;get&quot;&amp;[.F$5]))" office:value-type="date" office:date-value="2017-01-20" calcext:value-type="date">
            <text:p>20.01.2017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]));&quot;get&quot;&amp;[.G$5]))" office:value-type="date" office:date-value="2017-04-24" calcext:value-type="date">
            <text:p>24.04.2017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]));&quot;get&quot;&amp;[.H$5]))" office:value-type="date" office:date-value="2017-01-20" calcext:value-type="date">
            <text:p>20.01.2017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]));&quot;get&quot;&amp;[.I$5]))" office:value-type="date" office:date-value="2017-04-20" calcext:value-type="date">
            <text:p>20.04.2017</text:p>
          </table:table-cell>
          <table:table-cell table:style-name="ce33" table:formula="of:=INFO.OBBA.OBBA.OBGET(INFO.OBBA.OBBA.OBCALL(&quot;&quot;;[.$B$23];&quot;getPeriodLength&quot;;INFO.OBBA.OBBA.OBMAKE(&quot;&quot;;&quot;int&quot;;[.$E9])))" office:value-type="float" office:value="0.25" calcext:value-type="float">
            <text:p>0,250000</text:p>
          </table:table-cell>
          <table:table-cell table:number-columns-repeated="1014"/>
        </table:table-row>
        <table:table-row table:style-name="ro2">
          <table:table-cell/>
          <table:table-cell table:style-name="ce21" table:formula="of:=INFO.OBBA.OBBA.OBMAKE(&quot;spotOffice (bus.days)&quot;;&quot;int&quot;;[.C10])" office:value-type="string" office:string-value="spotOffice (bus.days) &#10;[5228]" calcext:value-type="string">
            <text:p>spotOffice (bus.days) </text:p>
            <text:p>[5228]</text:p>
          </table:table-cell>
          <table:table-cell table:style-name="ce62" office:value-type="float" office:value="2" calcext:value-type="float">
            <text:p>2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]));&quot;get&quot;&amp;[.F$5]))" office:value-type="date" office:date-value="2017-04-20" calcext:value-type="date">
            <text:p>20.04.2017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]));&quot;get&quot;&amp;[.G$5]))" office:value-type="date" office:date-value="2017-07-24" calcext:value-type="date">
            <text:p>24.07.2017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]));&quot;get&quot;&amp;[.H$5]))" office:value-type="date" office:date-value="2017-04-20" calcext:value-type="date">
            <text:p>20.04.2017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]));&quot;get&quot;&amp;[.I$5]))" office:value-type="date" office:date-value="2017-07-20" calcext:value-type="date">
            <text:p>20.07.2017</text:p>
          </table:table-cell>
          <table:table-cell table:style-name="ce33" table:formula="of:=INFO.OBBA.OBBA.OBGET(INFO.OBBA.OBBA.OBCALL(&quot;&quot;;[.$B$23];&quot;getPeriodLength&quot;;INFO.OBBA.OBBA.OBMAKE(&quot;&quot;;&quot;int&quot;;[.$E10])))" office:value-type="float" office:value="0.252777777777778" calcext:value-type="float">
            <text:p>0,252778</text:p>
          </table:table-cell>
          <table:table-cell table:number-columns-repeated="1014"/>
        </table:table-row>
        <table:table-row table:style-name="ro2">
          <table:table-cell/>
          <table:table-cell table:style-name="ce21" table:formula="of:=INFO.OBBA.OBBA.OBMAKE(&quot;startOffset&quot;;&quot;String&quot;;[.C11])" office:value-type="string" office:string-value="startOffset &#10;[5229]" calcext:value-type="string">
            <text:p>startOffset </text:p>
            <text:p>[5229]</text:p>
          </table:table-cell>
          <table:table-cell table:style-name="ce63" office:value-type="string" calcext:value-type="string">
            <text:p>0D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]));&quot;get&quot;&amp;[.F$5]))" office:value-type="date" office:date-value="2017-07-20" calcext:value-type="date">
            <text:p>20.07.2017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]));&quot;get&quot;&amp;[.G$5]))" office:value-type="date" office:date-value="2017-10-24" calcext:value-type="date">
            <text:p>24.10.2017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]));&quot;get&quot;&amp;[.H$5]))" office:value-type="date" office:date-value="2017-07-20" calcext:value-type="date">
            <text:p>20.07.2017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]));&quot;get&quot;&amp;[.I$5]))" office:value-type="date" office:date-value="2017-10-20" calcext:value-type="date">
            <text:p>20.10.2017</text:p>
          </table:table-cell>
          <table:table-cell table:style-name="ce33" table:formula="of:=INFO.OBBA.OBBA.OBGET(INFO.OBBA.OBBA.OBCALL(&quot;&quot;;[.$B$23];&quot;getPeriodLength&quot;;INFO.OBBA.OBBA.OBMAKE(&quot;&quot;;&quot;int&quot;;[.$E11])))" office:value-type="float" office:value="0.255555555555556" calcext:value-type="float">
            <text:p>0,255556</text:p>
          </table:table-cell>
          <table:table-cell table:number-columns-repeated="1014"/>
        </table:table-row>
        <table:table-row table:style-name="ro2">
          <table:table-cell/>
          <table:table-cell table:style-name="ce21" table:formula="of:=INFO.OBBA.OBBA.OBMAKE(&quot;maturity&quot;;&quot;String&quot;;[.C12])" office:value-type="string" office:string-value="maturity &#10;[5230]" calcext:value-type="string">
            <text:p>maturity </text:p>
            <text:p>[5230]</text:p>
          </table:table-cell>
          <table:table-cell table:style-name="ce62" office:value-type="string" calcext:value-type="string">
            <text:p>5Y 6M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]));&quot;get&quot;&amp;[.F$5]))" office:value-type="date" office:date-value="2017-10-20" calcext:value-type="date">
            <text:p>20.10.2017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]));&quot;get&quot;&amp;[.G$5]))" office:value-type="date" office:date-value="2018-01-23" calcext:value-type="date">
            <text:p>23.01.2018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]));&quot;get&quot;&amp;[.H$5]))" office:value-type="date" office:date-value="2017-10-20" calcext:value-type="date">
            <text:p>20.10.2017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]));&quot;get&quot;&amp;[.I$5]))" office:value-type="date" office:date-value="2018-01-20" calcext:value-type="date">
            <text:p>20.01.2018</text:p>
          </table:table-cell>
          <table:table-cell table:style-name="ce33" table:formula="of:=INFO.OBBA.OBBA.OBGET(INFO.OBBA.OBBA.OBCALL(&quot;&quot;;[.$B$23];&quot;getPeriodLength&quot;;INFO.OBBA.OBBA.OBMAKE(&quot;&quot;;&quot;int&quot;;[.$E12])))" office:value-type="float" office:value="0.255555555555556" calcext:value-type="float">
            <text:p>0,255556</text:p>
          </table:table-cell>
          <table:table-cell table:number-columns-repeated="1014"/>
        </table:table-row>
        <table:table-row table:style-name="ro2">
          <table:table-cell/>
          <table:table-cell table:style-name="ce21" table:formula="of:=INFO.OBBA.OBBA.OBMAKE(&quot;frequency&quot;;&quot;String&quot;;[.C13])" office:value-type="string" office:string-value="frequency &#10;[5231]" calcext:value-type="string">
            <text:p>frequency </text:p>
            <text:p>[5231]</text:p>
          </table:table-cell>
          <table:table-cell table:style-name="ce64" office:value-type="string" calcext:value-type="string">
            <text:p>quarterly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3]));&quot;get&quot;&amp;[.F$5]))" office:value-type="date" office:date-value="2018-01-20" calcext:value-type="date">
            <text:p>20.01.2018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3]));&quot;get&quot;&amp;[.G$5]))" office:value-type="date" office:date-value="2018-04-24" calcext:value-type="date">
            <text:p>24.04.2018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3]));&quot;get&quot;&amp;[.H$5]))" office:value-type="date" office:date-value="2018-01-20" calcext:value-type="date">
            <text:p>20.01.2018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3]));&quot;get&quot;&amp;[.I$5]))" office:value-type="date" office:date-value="2018-04-20" calcext:value-type="date">
            <text:p>20.04.2018</text:p>
          </table:table-cell>
          <table:table-cell table:style-name="ce33" table:formula="of:=INFO.OBBA.OBBA.OBGET(INFO.OBBA.OBBA.OBCALL(&quot;&quot;;[.$B$23];&quot;getPeriodLength&quot;;INFO.OBBA.OBBA.OBMAKE(&quot;&quot;;&quot;int&quot;;[.$E13])))" office:value-type="float" office:value="0.25" calcext:value-type="float">
            <text:p>0,250000</text:p>
          </table:table-cell>
          <table:table-cell table:number-columns-repeated="1014"/>
        </table:table-row>
        <table:table-row table:style-name="ro2">
          <table:table-cell/>
          <table:table-cell table:style-name="ce21" table:formula="of:=INFO.OBBA.OBBA.OBMAKE(&quot;daycountConvention&quot;;&quot;String&quot;;[.C14])" office:value-type="string" office:string-value="daycountConvention &#10;[5232]" calcext:value-type="string">
            <text:p>daycountConvention </text:p>
            <text:p>[5232]</text:p>
          </table:table-cell>
          <table:table-cell table:style-name="ce61" office:value-type="string" calcext:value-type="string">
            <text:p>ACT/360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4]));&quot;get&quot;&amp;[.F$5]))" office:value-type="date" office:date-value="2018-04-20" calcext:value-type="date">
            <text:p>20.04.2018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4]));&quot;get&quot;&amp;[.G$5]))" office:value-type="date" office:date-value="2018-07-24" calcext:value-type="date">
            <text:p>24.07.2018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4]));&quot;get&quot;&amp;[.H$5]))" office:value-type="date" office:date-value="2018-04-20" calcext:value-type="date">
            <text:p>20.04.2018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4]));&quot;get&quot;&amp;[.I$5]))" office:value-type="date" office:date-value="2018-07-20" calcext:value-type="date">
            <text:p>20.07.2018</text:p>
          </table:table-cell>
          <table:table-cell table:style-name="ce33" table:formula="of:=INFO.OBBA.OBBA.OBGET(INFO.OBBA.OBBA.OBCALL(&quot;&quot;;[.$B$23];&quot;getPeriodLength&quot;;INFO.OBBA.OBBA.OBMAKE(&quot;&quot;;&quot;int&quot;;[.$E14])))" office:value-type="float" office:value="0.252777777777778" calcext:value-type="float">
            <text:p>0,252778</text:p>
          </table:table-cell>
          <table:table-cell table:number-columns-repeated="1014"/>
        </table:table-row>
        <table:table-row table:style-name="ro2">
          <table:table-cell/>
          <table:table-cell table:style-name="ce21" table:formula="of:=INFO.OBBA.OBBA.OBMAKE(&quot;shortPeriodConvention&quot;;&quot;String&quot;;[.C15])" office:value-type="string" office:string-value="shortPeriodConvention &#10;[5233]" calcext:value-type="string">
            <text:p>shortPeriodConvention </text:p>
            <text:p>[5233]</text:p>
          </table:table-cell>
          <table:table-cell table:style-name="ce61" office:value-type="string" calcext:value-type="string">
            <text:p>first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5]));&quot;get&quot;&amp;[.F$5]))" office:value-type="date" office:date-value="2018-07-20" calcext:value-type="date">
            <text:p>20.07.2018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5]));&quot;get&quot;&amp;[.G$5]))" office:value-type="date" office:date-value="2018-10-23" calcext:value-type="date">
            <text:p>23.10.2018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5]));&quot;get&quot;&amp;[.H$5]))" office:value-type="date" office:date-value="2018-07-20" calcext:value-type="date">
            <text:p>20.07.2018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5]));&quot;get&quot;&amp;[.I$5]))" office:value-type="date" office:date-value="2018-10-20" calcext:value-type="date">
            <text:p>20.10.2018</text:p>
          </table:table-cell>
          <table:table-cell table:style-name="ce33" table:formula="of:=INFO.OBBA.OBBA.OBGET(INFO.OBBA.OBBA.OBCALL(&quot;&quot;;[.$B$23];&quot;getPeriodLength&quot;;INFO.OBBA.OBBA.OBMAKE(&quot;&quot;;&quot;int&quot;;[.$E15])))" office:value-type="float" office:value="0.255555555555556" calcext:value-type="float">
            <text:p>0,255556</text:p>
          </table:table-cell>
          <table:table-cell table:number-columns-repeated="1014"/>
        </table:table-row>
        <table:table-row table:style-name="ro2">
          <table:table-cell/>
          <table:table-cell table:style-name="ce21" table:formula="of:=INFO.OBBA.OBBA.OBMAKE(&quot;dateRollConvention&quot;;&quot;String&quot;;[.C16])" office:value-type="string" office:string-value="dateRollConvention &#10;[5234]" calcext:value-type="string">
            <text:p>dateRollConvention </text:p>
            <text:p>[5234]</text:p>
          </table:table-cell>
          <table:table-cell office:value-type="string" calcext:value-type="string">
            <text:p>unadjusted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6]));&quot;get&quot;&amp;[.F$5]))" office:value-type="date" office:date-value="2018-10-20" calcext:value-type="date">
            <text:p>20.10.2018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6]));&quot;get&quot;&amp;[.G$5]))" office:value-type="date" office:date-value="2019-01-22" calcext:value-type="date">
            <text:p>22.01.2019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6]));&quot;get&quot;&amp;[.H$5]))" office:value-type="date" office:date-value="2018-10-20" calcext:value-type="date">
            <text:p>20.10.2018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6]));&quot;get&quot;&amp;[.I$5]))" office:value-type="date" office:date-value="2019-01-20" calcext:value-type="date">
            <text:p>20.01.2019</text:p>
          </table:table-cell>
          <table:table-cell table:style-name="ce33" table:formula="of:=INFO.OBBA.OBBA.OBGET(INFO.OBBA.OBBA.OBCALL(&quot;&quot;;[.$B$23];&quot;getPeriodLength&quot;;INFO.OBBA.OBBA.OBMAKE(&quot;&quot;;&quot;int&quot;;[.$E16])))" office:value-type="float" office:value="0.255555555555556" calcext:value-type="float">
            <text:p>0,255556</text:p>
          </table:table-cell>
          <table:table-cell table:number-columns-repeated="1014"/>
        </table:table-row>
        <table:table-row table:style-name="ro2">
          <table:table-cell/>
          <table:table-cell table:style-name="ce21" table:formula="of:=INFO.OBBA.OBBA.OBMAKE(&quot;businessDayCal&quot;;obLibs&amp;&quot;net.finmath.time.businessdaycalendar.&quot;&amp;[.C17])" office:value-type="string" office:string-value="businessDayCal &#10;[5235]" calcext:value-type="string">
            <text:p>businessDayCal </text:p>
            <text:p>[5235]</text:p>
          </table:table-cell>
          <table:table-cell table:style-name="ce61" office:value-type="string" calcext:value-type="string">
            <text:p>BusinessdayCalendarExcludingTARGETHolidays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7]));&quot;get&quot;&amp;[.F$5]))" office:value-type="date" office:date-value="2019-01-20" calcext:value-type="date">
            <text:p>20.01.2019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7]));&quot;get&quot;&amp;[.G$5]))" office:value-type="date" office:date-value="2019-04-24" calcext:value-type="date">
            <text:p>24.04.2019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7]));&quot;get&quot;&amp;[.H$5]))" office:value-type="date" office:date-value="2019-01-20" calcext:value-type="date">
            <text:p>20.01.2019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7]));&quot;get&quot;&amp;[.I$5]))" office:value-type="date" office:date-value="2019-04-20" calcext:value-type="date">
            <text:p>20.04.2019</text:p>
          </table:table-cell>
          <table:table-cell table:style-name="ce33" table:formula="of:=INFO.OBBA.OBBA.OBGET(INFO.OBBA.OBBA.OBCALL(&quot;&quot;;[.$B$23];&quot;getPeriodLength&quot;;INFO.OBBA.OBBA.OBMAKE(&quot;&quot;;&quot;int&quot;;[.$E17])))" office:value-type="float" office:value="0.25" calcext:value-type="float">
            <text:p>0,250000</text:p>
          </table:table-cell>
          <table:table-cell table:number-columns-repeated="1014"/>
        </table:table-row>
        <table:table-row table:style-name="ro2">
          <table:table-cell/>
          <table:table-cell table:style-name="ce21" table:formula="of:=INFO.OBBA.OBBA.OBMAKE(&quot;fixingOffset&quot;;&quot;int&quot;;[.C18])" office:value-type="string" office:string-value="fixingOffset &#10;[5236]" calcext:value-type="string">
            <text:p>fixingOffset </text:p>
            <text:p>[5236]</text:p>
          </table:table-cell>
          <table:table-cell table:style-name="ce62" office:value-type="float" office:value="0" calcext:value-type="float">
            <text:p>0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8]));&quot;get&quot;&amp;[.F$5]))" office:value-type="date" office:date-value="2019-04-20" calcext:value-type="date">
            <text:p>20.04.2019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8]));&quot;get&quot;&amp;[.G$5]))" office:value-type="date" office:date-value="2019-07-23" calcext:value-type="date">
            <text:p>23.07.2019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8]));&quot;get&quot;&amp;[.H$5]))" office:value-type="date" office:date-value="2019-04-20" calcext:value-type="date">
            <text:p>20.04.2019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8]));&quot;get&quot;&amp;[.I$5]))" office:value-type="date" office:date-value="2019-07-20" calcext:value-type="date">
            <text:p>20.07.2019</text:p>
          </table:table-cell>
          <table:table-cell table:style-name="ce33" table:formula="of:=INFO.OBBA.OBBA.OBGET(INFO.OBBA.OBBA.OBCALL(&quot;&quot;;[.$B$23];&quot;getPeriodLength&quot;;INFO.OBBA.OBBA.OBMAKE(&quot;&quot;;&quot;int&quot;;[.$E18])))" office:value-type="float" office:value="0.252777777777778" calcext:value-type="float">
            <text:p>0,252778</text:p>
          </table:table-cell>
          <table:table-cell table:number-columns-repeated="1014"/>
        </table:table-row>
        <table:table-row table:style-name="ro2">
          <table:table-cell/>
          <table:table-cell table:style-name="ce21" table:formula="of:=INFO.OBBA.OBBA.OBMAKE(&quot;paymentOffset&quot;;&quot;int&quot;;[.C19])" office:value-type="string" office:string-value="paymentOffset &#10;[5237]" calcext:value-type="string">
            <text:p>paymentOffset </text:p>
            <text:p>[5237]</text:p>
          </table:table-cell>
          <table:table-cell table:style-name="ce62" office:value-type="float" office:value="2" calcext:value-type="float">
            <text:p>2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9]));&quot;get&quot;&amp;[.F$5]))" office:value-type="date" office:date-value="2019-07-20" calcext:value-type="date">
            <text:p>20.07.2019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9]));&quot;get&quot;&amp;[.G$5]))" office:value-type="date" office:date-value="2019-10-22" calcext:value-type="date">
            <text:p>22.10.2019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9]));&quot;get&quot;&amp;[.H$5]))" office:value-type="date" office:date-value="2019-07-20" calcext:value-type="date">
            <text:p>20.07.2019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9]));&quot;get&quot;&amp;[.I$5]))" office:value-type="date" office:date-value="2019-10-20" calcext:value-type="date">
            <text:p>20.10.2019</text:p>
          </table:table-cell>
          <table:table-cell table:style-name="ce33" table:formula="of:=INFO.OBBA.OBBA.OBGET(INFO.OBBA.OBBA.OBCALL(&quot;&quot;;[.$B$23];&quot;getPeriodLength&quot;;INFO.OBBA.OBBA.OBMAKE(&quot;&quot;;&quot;int&quot;;[.$E19])))" office:value-type="float" office:value="0.255555555555556" calcext:value-type="float">
            <text:p>0,255556</text:p>
          </table:table-cell>
          <table:table-cell table:number-columns-repeated="1014"/>
        </table:table-row>
        <table:table-row table:style-name="ro2">
          <table:table-cell/>
          <table:table-cell table:style-name="ce21" table:formula="of:=INFO.OBBA.OBBA.OBMAKE(&quot;isUseEndOfMonth&quot;;&quot;boolean&quot;;[.C20])" office:value-type="string" office:string-value="isUseEndOfMonth &#10;[5238]" calcext:value-type="string">
            <text:p>isUseEndOfMonth </text:p>
            <text:p>[5238]</text:p>
          </table:table-cell>
          <table:table-cell table:style-name="ce65" office:value-type="boolean" office:boolean-value="true" calcext:value-type="boolean">
            <text:p>WAHR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0]));&quot;get&quot;&amp;[.F$5]))" office:value-type="date" office:date-value="2019-10-20" calcext:value-type="date">
            <text:p>20.10.2019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0]));&quot;get&quot;&amp;[.G$5]))" office:value-type="date" office:date-value="2020-01-22" calcext:value-type="date">
            <text:p>22.01.2020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0]));&quot;get&quot;&amp;[.H$5]))" office:value-type="date" office:date-value="2019-10-20" calcext:value-type="date">
            <text:p>20.10.2019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0]));&quot;get&quot;&amp;[.I$5]))" office:value-type="date" office:date-value="2020-01-20" calcext:value-type="date">
            <text:p>20.01.2020</text:p>
          </table:table-cell>
          <table:table-cell table:style-name="ce33" table:formula="of:=INFO.OBBA.OBBA.OBGET(INFO.OBBA.OBBA.OBCALL(&quot;&quot;;[.$B$23];&quot;getPeriodLength&quot;;INFO.OBBA.OBBA.OBMAKE(&quot;&quot;;&quot;int&quot;;[.$E20])))" office:value-type="float" office:value="0.255555555555556" calcext:value-type="float">
            <text:p>0,255556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5" calcext:value-type="float">
            <text:p>15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1]));&quot;get&quot;&amp;[.F$5]))" office:value-type="date" office:date-value="2020-01-20" calcext:value-type="date">
            <text:p>20.01.2020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1]));&quot;get&quot;&amp;[.G$5]))" office:value-type="date" office:date-value="2020-04-22" calcext:value-type="date">
            <text:p>22.04.2020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1]));&quot;get&quot;&amp;[.H$5]))" office:value-type="date" office:date-value="2020-01-20" calcext:value-type="date">
            <text:p>20.01.2020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1]));&quot;get&quot;&amp;[.I$5]))" office:value-type="date" office:date-value="2020-04-20" calcext:value-type="date">
            <text:p>20.04.2020</text:p>
          </table:table-cell>
          <table:table-cell table:style-name="ce33" table:formula="of:=INFO.OBBA.OBBA.OBGET(INFO.OBBA.OBBA.OBCALL(&quot;&quot;;[.$B$23];&quot;getPeriodLength&quot;;INFO.OBBA.OBBA.OBMAKE(&quot;&quot;;&quot;int&quot;;[.$E21])))" office:value-type="float" office:value="0.252777777777778" calcext:value-type="float">
            <text:p>0,252778</text:p>
          </table:table-cell>
          <table:table-cell table:number-columns-repeated="1014"/>
        </table:table-row>
        <table:table-row table:style-name="ro2">
          <table:table-cell/>
          <table:table-cell table:style-name="ce20" office:value-type="string" calcext:value-type="string">
            <text:p>Object:</text:p>
          </table:table-cell>
          <table:table-cell table:style-name="ce60"/>
          <table:table-cell/>
          <table:table-cell table:style-name="ce23" office:value-type="float" office:value="16" calcext:value-type="float">
            <text:p>16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2]));&quot;get&quot;&amp;[.F$5]))" office:value-type="date" office:date-value="2020-04-20" calcext:value-type="date">
            <text:p>20.04.2020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2]));&quot;get&quot;&amp;[.G$5]))" office:value-type="date" office:date-value="2020-07-22" calcext:value-type="date">
            <text:p>22.07.2020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2]));&quot;get&quot;&amp;[.H$5]))" office:value-type="date" office:date-value="2020-04-20" calcext:value-type="date">
            <text:p>20.04.2020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2]));&quot;get&quot;&amp;[.I$5]))" office:value-type="date" office:date-value="2020-07-20" calcext:value-type="date">
            <text:p>20.07.2020</text:p>
          </table:table-cell>
          <table:table-cell table:style-name="ce33" table:formula="of:=INFO.OBBA.OBBA.OBGET(INFO.OBBA.OBBA.OBCALL(&quot;&quot;;[.$B$23];&quot;getPeriodLength&quot;;INFO.OBBA.OBBA.OBMAKE(&quot;&quot;;&quot;int&quot;;[.$E22])))" office:value-type="float" office:value="0.252777777777778" calcext:value-type="float">
            <text:p>0,252778</text:p>
          </table:table-cell>
          <table:table-cell table:number-columns-repeated="1014"/>
        </table:table-row>
        <table:table-row table:style-name="ro2">
          <table:table-cell/>
          <table:table-cell table:formula="of:=INFO.OBBA.OBBA.OBCALL(&quot;Schedule&quot;;obLibs&amp;&quot;net.finmath.time.ScheduleGenerator&quot;;&quot;createScheduleFromConventions&quot;;[.B9:.B20])" office:value-type="string" office:string-value="Schedule &#10;[5239]" calcext:value-type="string">
            <text:p>Schedule </text:p>
            <text:p>[5239]</text:p>
          </table:table-cell>
          <table:table-cell table:number-columns-repeated="2"/>
          <table:table-cell table:style-name="ce23" office:value-type="float" office:value="17" calcext:value-type="float">
            <text:p>17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3]));&quot;get&quot;&amp;[.F$5]))" office:value-type="date" office:date-value="2020-07-20" calcext:value-type="date">
            <text:p>20.07.2020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3]));&quot;get&quot;&amp;[.G$5]))" office:value-type="date" office:date-value="2020-10-22" calcext:value-type="date">
            <text:p>22.10.2020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3]));&quot;get&quot;&amp;[.H$5]))" office:value-type="date" office:date-value="2020-07-20" calcext:value-type="date">
            <text:p>20.07.2020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3]));&quot;get&quot;&amp;[.I$5]))" office:value-type="date" office:date-value="2020-10-20" calcext:value-type="date">
            <text:p>20.10.2020</text:p>
          </table:table-cell>
          <table:table-cell table:style-name="ce33" table:formula="of:=INFO.OBBA.OBBA.OBGET(INFO.OBBA.OBBA.OBCALL(&quot;&quot;;[.$B$23];&quot;getPeriodLength&quot;;INFO.OBBA.OBBA.OBMAKE(&quot;&quot;;&quot;int&quot;;[.$E23])))" office:value-type="float" office:value="0.255555555555556" calcext:value-type="float">
            <text:p>0,255556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8" calcext:value-type="float">
            <text:p>18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4]));&quot;get&quot;&amp;[.F$5]))" office:value-type="date" office:date-value="2020-10-20" calcext:value-type="date">
            <text:p>20.10.2020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4]));&quot;get&quot;&amp;[.G$5]))" office:value-type="date" office:date-value="2021-01-22" calcext:value-type="date">
            <text:p>22.01.2021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4]));&quot;get&quot;&amp;[.H$5]))" office:value-type="date" office:date-value="2020-10-20" calcext:value-type="date">
            <text:p>20.10.2020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4]));&quot;get&quot;&amp;[.I$5]))" office:value-type="date" office:date-value="2021-01-20" calcext:value-type="date">
            <text:p>20.01.2021</text:p>
          </table:table-cell>
          <table:table-cell table:style-name="ce33" table:formula="of:=INFO.OBBA.OBBA.OBGET(INFO.OBBA.OBBA.OBCALL(&quot;&quot;;[.$B$23];&quot;getPeriodLength&quot;;INFO.OBBA.OBBA.OBMAKE(&quot;&quot;;&quot;int&quot;;[.$E24])))" office:value-type="float" office:value="0.255555555555556" calcext:value-type="float">
            <text:p>0,255556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9" calcext:value-type="float">
            <text:p>19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5]));&quot;get&quot;&amp;[.F$5]))" office:value-type="date" office:date-value="2021-01-20" calcext:value-type="date">
            <text:p>20.01.2021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5]));&quot;get&quot;&amp;[.G$5]))" office:value-type="date" office:date-value="2021-04-22" calcext:value-type="date">
            <text:p>22.04.2021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5]));&quot;get&quot;&amp;[.H$5]))" office:value-type="date" office:date-value="2021-01-20" calcext:value-type="date">
            <text:p>20.01.2021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5]));&quot;get&quot;&amp;[.I$5]))" office:value-type="date" office:date-value="2021-04-20" calcext:value-type="date">
            <text:p>20.04.2021</text:p>
          </table:table-cell>
          <table:table-cell table:style-name="ce33" table:formula="of:=INFO.OBBA.OBBA.OBGET(INFO.OBBA.OBBA.OBCALL(&quot;&quot;;[.$B$23];&quot;getPeriodLength&quot;;INFO.OBBA.OBBA.OBMAKE(&quot;&quot;;&quot;int&quot;;[.$E25])))" office:value-type="float" office:value="0.25" calcext:value-type="float">
            <text:p>0,2500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20" calcext:value-type="float">
            <text:p>20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6]));&quot;get&quot;&amp;[.F$5]))" office:value-type="date" office:date-value="2021-04-20" calcext:value-type="date">
            <text:p>20.04.2021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6]));&quot;get&quot;&amp;[.G$5]))" office:value-type="date" office:date-value="2021-07-22" calcext:value-type="date">
            <text:p>22.07.2021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6]));&quot;get&quot;&amp;[.H$5]))" office:value-type="date" office:date-value="2021-04-20" calcext:value-type="date">
            <text:p>20.04.2021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6]));&quot;get&quot;&amp;[.I$5]))" office:value-type="date" office:date-value="2021-07-20" calcext:value-type="date">
            <text:p>20.07.2021</text:p>
          </table:table-cell>
          <table:table-cell table:style-name="ce33" table:formula="of:=INFO.OBBA.OBBA.OBGET(INFO.OBBA.OBBA.OBCALL(&quot;&quot;;[.$B$23];&quot;getPeriodLength&quot;;INFO.OBBA.OBBA.OBMAKE(&quot;&quot;;&quot;int&quot;;[.$E26])))" office:value-type="float" office:value="0.252777777777778" calcext:value-type="float">
            <text:p>0,252778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21" calcext:value-type="float">
            <text:p>21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7]));&quot;get&quot;&amp;[.F$5]))" office:value-type="date" office:date-value="2021-07-20" calcext:value-type="date">
            <text:p>20.07.2021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7]));&quot;get&quot;&amp;[.G$5]))" office:value-type="date" office:date-value="2021-10-22" calcext:value-type="date">
            <text:p>22.10.2021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7]));&quot;get&quot;&amp;[.H$5]))" office:value-type="date" office:date-value="2021-07-20" calcext:value-type="date">
            <text:p>20.07.2021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7]));&quot;get&quot;&amp;[.I$5]))" office:value-type="date" office:date-value="2021-10-20" calcext:value-type="date">
            <text:p>20.10.2021</text:p>
          </table:table-cell>
          <table:table-cell table:style-name="ce33" table:formula="of:=INFO.OBBA.OBBA.OBGET(INFO.OBBA.OBBA.OBCALL(&quot;&quot;;[.$B$23];&quot;getPeriodLength&quot;;INFO.OBBA.OBBA.OBMAKE(&quot;&quot;;&quot;int&quot;;[.$E27])))" office:value-type="float" office:value="0.255555555555556" calcext:value-type="float">
            <text:p>0,255556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22" calcext:value-type="float">
            <text:p>22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8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8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8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8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28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23" calcext:value-type="float">
            <text:p>23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9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9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9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29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29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24" calcext:value-type="float">
            <text:p>24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0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0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0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0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30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25" calcext:value-type="float">
            <text:p>25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1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1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1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1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31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26" calcext:value-type="float">
            <text:p>26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2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2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2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2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32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27" calcext:value-type="float">
            <text:p>27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3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3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3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3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33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28" calcext:value-type="float">
            <text:p>28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4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4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4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4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34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29" calcext:value-type="float">
            <text:p>29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5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5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5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5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35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30" calcext:value-type="float">
            <text:p>30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6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6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6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6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36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31" calcext:value-type="float">
            <text:p>31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7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7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7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7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37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32" calcext:value-type="float">
            <text:p>32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8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8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8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8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38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33" calcext:value-type="float">
            <text:p>33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9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9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9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39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39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34" calcext:value-type="float">
            <text:p>34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0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0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0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0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40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35" calcext:value-type="float">
            <text:p>35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1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1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1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1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41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36" calcext:value-type="float">
            <text:p>36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2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2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2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2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42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37" calcext:value-type="float">
            <text:p>37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3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3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3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3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43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38" calcext:value-type="float">
            <text:p>38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4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4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4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4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44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39" calcext:value-type="float">
            <text:p>39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5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5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5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5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45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40" calcext:value-type="float">
            <text:p>40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6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6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6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6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46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41" calcext:value-type="float">
            <text:p>41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7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7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7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7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47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42" calcext:value-type="float">
            <text:p>42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8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8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8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8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48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43" calcext:value-type="float">
            <text:p>43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9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9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9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49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49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44" calcext:value-type="float">
            <text:p>44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0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0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0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0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50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45" calcext:value-type="float">
            <text:p>45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1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1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1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1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51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46" calcext:value-type="float">
            <text:p>46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2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2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2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2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52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47" calcext:value-type="float">
            <text:p>47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3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3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3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3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53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48" calcext:value-type="float">
            <text:p>48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4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4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4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4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54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49" calcext:value-type="float">
            <text:p>49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5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5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5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5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55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50" calcext:value-type="float">
            <text:p>50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6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6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6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6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56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51" calcext:value-type="float">
            <text:p>51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7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7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7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7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57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52" calcext:value-type="float">
            <text:p>52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8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8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8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8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58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53" calcext:value-type="float">
            <text:p>53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9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9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9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59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59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54" calcext:value-type="float">
            <text:p>54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0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0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0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0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60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55" calcext:value-type="float">
            <text:p>55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1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1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1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1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61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56" calcext:value-type="float">
            <text:p>56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2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2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2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2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62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57" calcext:value-type="float">
            <text:p>57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3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3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3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3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63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58" calcext:value-type="float">
            <text:p>58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4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4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4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4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64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59" calcext:value-type="float">
            <text:p>59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5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5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5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5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65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60" calcext:value-type="float">
            <text:p>60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6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6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6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6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66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61" calcext:value-type="float">
            <text:p>61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7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7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7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7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67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62" calcext:value-type="float">
            <text:p>62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8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8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8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8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68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63" calcext:value-type="float">
            <text:p>63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9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9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9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69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69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64" calcext:value-type="float">
            <text:p>64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0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0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0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0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70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65" calcext:value-type="float">
            <text:p>65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1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1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1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1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71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66" calcext:value-type="float">
            <text:p>66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2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2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2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2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72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67" calcext:value-type="float">
            <text:p>67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3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3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3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3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73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68" calcext:value-type="float">
            <text:p>68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4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4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4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4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74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69" calcext:value-type="float">
            <text:p>69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5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5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5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5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75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70" calcext:value-type="float">
            <text:p>70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6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6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6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6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76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71" calcext:value-type="float">
            <text:p>71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7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7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7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7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77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72" calcext:value-type="float">
            <text:p>72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8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8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8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8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78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73" calcext:value-type="float">
            <text:p>73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9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9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9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79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79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74" calcext:value-type="float">
            <text:p>74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0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0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0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0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80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75" calcext:value-type="float">
            <text:p>75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1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1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1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1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81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76" calcext:value-type="float">
            <text:p>76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2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2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2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2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82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77" calcext:value-type="float">
            <text:p>77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3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3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3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3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83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78" calcext:value-type="float">
            <text:p>78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4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4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4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4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84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79" calcext:value-type="float">
            <text:p>79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5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5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5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5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85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80" calcext:value-type="float">
            <text:p>80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6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6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6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6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86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81" calcext:value-type="float">
            <text:p>81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7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7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7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7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87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82" calcext:value-type="float">
            <text:p>82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8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8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8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8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88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83" calcext:value-type="float">
            <text:p>83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9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9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9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89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89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84" calcext:value-type="float">
            <text:p>84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0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0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0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0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90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85" calcext:value-type="float">
            <text:p>85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1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1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1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1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91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86" calcext:value-type="float">
            <text:p>86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2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2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2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2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92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87" calcext:value-type="float">
            <text:p>87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3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3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3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3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93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88" calcext:value-type="float">
            <text:p>88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4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4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4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4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94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89" calcext:value-type="float">
            <text:p>89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5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5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5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5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95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90" calcext:value-type="float">
            <text:p>90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6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6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6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6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96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91" calcext:value-type="float">
            <text:p>91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7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7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7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7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97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92" calcext:value-type="float">
            <text:p>92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8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8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8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8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98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93" calcext:value-type="float">
            <text:p>93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9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9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9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99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99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94" calcext:value-type="float">
            <text:p>94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0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0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0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0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100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95" calcext:value-type="float">
            <text:p>95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1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1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1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1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101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96" calcext:value-type="float">
            <text:p>96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2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2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2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2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102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97" calcext:value-type="float">
            <text:p>97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3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3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3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3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103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98" calcext:value-type="float">
            <text:p>98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4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4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4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4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104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99" calcext:value-type="float">
            <text:p>99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5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5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5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5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105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00" calcext:value-type="float">
            <text:p>100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6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6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6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6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106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01" calcext:value-type="float">
            <text:p>101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7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7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7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7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107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02" calcext:value-type="float">
            <text:p>102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8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8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8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8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108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03" calcext:value-type="float">
            <text:p>103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9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9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9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09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109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04" calcext:value-type="float">
            <text:p>104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0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0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0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0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110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05" calcext:value-type="float">
            <text:p>105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1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1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1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1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111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06" calcext:value-type="float">
            <text:p>106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2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2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2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2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112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07" calcext:value-type="float">
            <text:p>107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3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3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3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3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113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08" calcext:value-type="float">
            <text:p>108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4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4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4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4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114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09" calcext:value-type="float">
            <text:p>109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5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5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5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5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115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10" calcext:value-type="float">
            <text:p>110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6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6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6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6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116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11" calcext:value-type="float">
            <text:p>111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7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7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7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7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117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12" calcext:value-type="float">
            <text:p>112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8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8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8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8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118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13" calcext:value-type="float">
            <text:p>113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9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9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9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19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119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14" calcext:value-type="float">
            <text:p>114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0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0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0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0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120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15" calcext:value-type="float">
            <text:p>115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1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1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1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1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121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16" calcext:value-type="float">
            <text:p>116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2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2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2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2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122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17" calcext:value-type="float">
            <text:p>117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3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3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3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3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123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18" calcext:value-type="float">
            <text:p>118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4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4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4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4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124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19" calcext:value-type="float">
            <text:p>119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5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5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5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5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125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20" calcext:value-type="float">
            <text:p>120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6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6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6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6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126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21" calcext:value-type="float">
            <text:p>121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7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7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7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7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127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22" calcext:value-type="float">
            <text:p>122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8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8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8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8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128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23" calcext:value-type="float">
            <text:p>123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9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9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9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29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129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24" calcext:value-type="float">
            <text:p>124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30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30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30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30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130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25" calcext:value-type="float">
            <text:p>125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31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31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31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31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131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26" calcext:value-type="float">
            <text:p>126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32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32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32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32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132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27" calcext:value-type="float">
            <text:p>127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33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33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33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33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133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28" calcext:value-type="float">
            <text:p>128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34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34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34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34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134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29" calcext:value-type="float">
            <text:p>129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35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35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35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35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135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30" calcext:value-type="float">
            <text:p>130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36]));&quot;get&quot;&amp;[.F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36]));&quot;get&quot;&amp;[.G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36]));&quot;get&quot;&amp;[.H$5]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[.$B$23];&quot;getPeriod&quot;;INFO.OBBA.OBBA.OBMAKE(&quot;&quot;;&quot;int&quot;;[.$E136]));&quot;get&quot;&amp;[.I$5]))" office:value-type="string" office:string-value="" calcext:value-type="error">
            <text:p>#VALUE!</text:p>
          </table:table-cell>
          <table:table-cell table:style-name="ce33" table:formula="of:=INFO.OBBA.OBBA.OBGET(INFO.OBBA.OBBA.OBCALL(&quot;&quot;;[.$B$23];&quot;getPeriodLength&quot;;INFO.OBBA.OBBA.OBMAKE(&quot;&quot;;&quot;int&quot;;[.$E136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 table:number-rows-repeated="10484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7P0" style:volatile="true">
      <number:text>TRUE</number:text>
    </number:number-style>
    <number:number-style style:name="N137P1" style:volatile="true">
      <number:text>TRUE</number:text>
    </number:number-style>
    <number:number-style style:name="N137">
      <number:text>FALSE</number:text>
      <style:map style:condition="value()&gt;0" style:apply-style-name="N137P0"/>
      <style:map style:condition="value()&lt;0" style:apply-style-name="N137P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4" loext:min-decimal-places="4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1" loext:min-decimal-places="1" number:min-integer-digits="1"/>
    </number:number-style>
    <number:number-style style:name="N142">
      <number:number number:decimal-places="3" loext:min-decimal-places="3" number:min-integer-digits="1"/>
    </number:number-style>
    <number:number-style style:name="N143">
      <number:number number:decimal-places="7" loext:min-decimal-places="7" number:min-integer-digits="1"/>
    </number:number-style>
    <number:number-style style:name="N144">
      <number:number number:decimal-places="8" loext:min-decimal-places="8" number:min-integer-digits="1"/>
    </number:number-style>
    <number:number-style style:name="N145">
      <number:number number:decimal-places="9" loext:min-decimal-places="9" number:min-integer-digits="1"/>
    </number:number-style>
    <number:number-style style:name="N146">
      <number:number number:decimal-places="10" loext:min-decimal-places="10" number:min-integer-digits="1"/>
    </number:number-style>
    <number:number-style style:name="N147">
      <number:number number:decimal-places="11" loext:min-decimal-places="11" number:min-integer-digits="1"/>
    </number:number-style>
    <number:number-style style:name="N148">
      <number:number number:decimal-places="12" loext:min-decimal-places="12" number:min-integer-digits="1"/>
    </number:number-style>
    <number:number-style style:name="N149">
      <number:number number:decimal-places="13" loext:min-decimal-places="13" number:min-integer-digits="1"/>
    </number:number-style>
    <number:number-style style:name="N150">
      <number:number number:decimal-places="14" loext:min-decimal-places="14" number:min-integer-digits="1"/>
    </number:number-style>
    <number:number-style style:name="N151">
      <number:number number:decimal-places="15" loext:min-decimal-places="15" number:min-integer-digits="1"/>
    </number:number-style>
    <number:number-style style:name="N152">
      <number:number number:decimal-places="16" loext:min-decimal-places="16" number:min-integer-digits="1"/>
    </number:number-style>
    <number:number-style style:name="N153">
      <number:number number:decimal-places="17" loext:min-decimal-places="17" number:min-integer-digits="1"/>
    </number:number-style>
    <number:number-style style:name="N154">
      <number:number number:decimal-places="18" loext:min-decimal-places="18" number:min-integer-digits="1"/>
    </number:number-style>
    <number:number-style style:name="N155">
      <number:number number:decimal-places="19" loext:min-decimal-places="19" number:min-integer-digits="1"/>
    </number:number-style>
    <number:number-style style:name="N156">
      <number:number number:decimal-places="20" loext:min-decimal-places="20" number:min-integer-digits="1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number:number number:decimal-places="0" loext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70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70P2" style:volatile="true">
      <number:text> $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loext:min-decimal-places="2" number:min-integer-digits="1" number:grouping="true"/>
      <number:text> </number:text>
    </number:number-style>
    <number:number-style style:name="N17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74P2" style:volatile="true">
      <number:text>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7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78P2" style:volatile="true">
      <number:text> $-</number:text>
      <number:number number:decimal-places="0" loext:min-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loext:min-decimal-places="0" number:min-integer-digits="1" number:grouping="true"/>
      <number:text> DM</number:text>
    </number:number-style>
    <number:number-style style:name="N180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80P0"/>
    </number:number-style>
    <number:number-style style:name="N181P0" style:volatile="true">
      <number:number number:decimal-places="0" loext:min-decimal-places="0" number:min-integer-digits="1" number:grouping="true"/>
      <number:text> DM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81P0"/>
    </number:number-style>
    <number:number-style style:name="N183P0" style:volatile="true">
      <number:number number:decimal-places="2" loext:min-decimal-places="2" number:min-integer-digits="1" number:grouping="true"/>
      <number:text> DM</number:text>
    </number:number-style>
    <number:number-style style:name="N183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83P0"/>
    </number:number-style>
    <number:number-style style:name="N184P0" style:volatile="true">
      <number:number number:decimal-places="2" loext:min-decimal-places="2" number:min-integer-digits="1" number:grouping="true"/>
      <number:text> DM</number:text>
    </number:number-style>
    <number:number-style style:name="N184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84P0"/>
    </number:number-style>
    <number:number-style style:name="N188P0" style:volatile="true">
      <number:number number:decimal-places="0" loext:min-decimal-places="0" number:min-integer-digits="1" number:grouping="true"/>
      <number:text> DM </number:text>
    </number:number-style>
    <number:number-style style:name="N188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188P2" style:volatile="true">
      <number:text> - DM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number number:decimal-places="0" loext:min-decimal-places="0" number:min-integer-digits="1" number:grouping="true"/>
      <number:text>       </number:text>
    </number:number-style>
    <number:number-style style:name="N192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92P2" style:volatile="true">
      <number:text> -   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2" loext:min-decimal-places="2" number:min-integer-digits="1" number:grouping="true"/>
      <number:text> DM </number:text>
    </number:number-style>
    <number:number-style style:name="N196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196P2" style:volatile="true">
      <number:text>-</number:text>
      <number:number number:decimal-places="0" loext:min-decimal-places="0" number:min-integer-digits="0"/>
      <number:text> DM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loext:min-decimal-places="2" number:min-integer-digits="1" number:grouping="true"/>
      <number:text>       </number:text>
    </number:number-style>
    <number:number-style style:name="N200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00P2" style:volatile="true">
      <number:text>-</number:text>
      <number:number number:decimal-places="0" loext:min-decimal-places="0" number:min-integer-digits="0"/>
      <number:text>   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percentage-style style:name="N201">
      <number:number number:decimal-places="1" loext:min-decimal-places="1" number:min-integer-digits="1"/>
      <number:text>%</number:text>
    </number:percentage-style>
    <number:percentage-style style:name="N202">
      <number:number number:decimal-places="3" loext:min-decimal-places="3" number:min-integer-digits="1"/>
      <number:text>%</number:text>
    </number:percentage-style>
    <number:percentage-style style:name="N203">
      <number:number number:decimal-places="15" loext:min-decimal-places="15" number:min-integer-digits="1"/>
      <number:text>%</number:text>
    </number:percentage-style>
    <number:number-style style:name="N205P0" style:volatile="true">
      <number:text>€ </number:text>
      <number:number number:decimal-places="0" loext:min-decimal-places="0" number:min-integer-digits="1" number:grouping="true"/>
    </number:number-style>
    <number:number-style style:name="N205">
      <number:text>-€ </number:text>
      <number:number number:decimal-places="0" loext:min-decimal-places="0" number:min-integer-digits="1" number:grouping="true"/>
      <style:map style:condition="value()&gt;=0" style:apply-style-name="N205P0"/>
    </number:number-style>
    <number:number-style style:name="N206P0" style:volatile="true">
      <number:text>€ </number:text>
      <number:number number:decimal-places="0" loext:min-decimal-places="0" number:min-integer-digits="1" number:grouping="true"/>
    </number:number-style>
    <number:number-style style:name="N206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6P0"/>
    </number:number-style>
    <number:number-style style:name="N208P0" style:volatile="true">
      <number:text>€ </number:text>
      <number:number number:decimal-places="2" loext:min-decimal-places="2" number:min-integer-digits="1" number:grouping="true"/>
    </number:number-style>
    <number:number-style style:name="N208">
      <number:text>-€ </number:text>
      <number:number number:decimal-places="2" loext:min-decimal-places="2" number:min-integer-digits="1" number:grouping="true"/>
      <style:map style:condition="value()&gt;=0" style:apply-style-name="N208P0"/>
    </number:number-style>
    <number:number-style style:name="N209P0" style:volatile="true">
      <number:text>€ </number:text>
      <number:number number:decimal-places="2" loext:min-decimal-places="2" number:min-integer-digits="1" number:grouping="true"/>
    </number:number-style>
    <number:number-style style:name="N209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9P0"/>
    </number:number-style>
    <number:number-style style:name="N213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213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213P2" style:volatile="true">
      <number:text> € -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number number:decimal-places="0" loext:min-decimal-places="0" number:min-integer-digits="1" number:grouping="true"/>
      <number:text> </number:text>
    </number:number-style>
    <number:number-style style:name="N21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5P2" style:volatile="true">
      <number:text>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219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219P2" style:volatile="true">
      <number:text> € -</number:text>
      <number:number number:decimal-places="0" loext:min-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2" loext:min-decimal-places="2" number:min-integer-digits="1" number:grouping="true"/>
      <number:text> </number:text>
    </number:number-style>
    <number:number-style style:name="N22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21P2" style:volatile="true">
      <number:text>-</number:text>
      <number:number number:decimal-places="0" loext:min-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percentage-style style:name="N222">
      <number:number number:decimal-places="4" loext:min-decimal-places="4" number:min-integer-digits="1"/>
      <number:text>%</number:text>
    </number:percentage-style>
    <number:percentage-style style:name="N223">
      <number:number number:decimal-places="5" loext:min-decimal-places="5" number:min-integer-digits="1"/>
      <number:text>%</number:text>
    </number:percentage-style>
    <number:percentage-style style:name="N224">
      <number:number number:decimal-places="6" loext:min-decimal-places="6" number:min-integer-digits="1"/>
      <number:text>%</number:text>
    </number:percentage-style>
    <number:number-style style:name="N225">
      <number:number number:decimal-places="4" loext:min-decimal-places="4" number:min-integer-digits="1" number:grouping="true"/>
    </number:number-style>
    <number:date-style style:name="N226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227P0" style:volatile="true">
      <number:number number:decimal-places="0" loext:min-decimal-places="0" number:min-integer-digits="1" number:grouping="true"/>
      <number:text> </number:text>
    </number:number-style>
    <number:number-style style:name="N227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227P0"/>
    </number:number-style>
    <number:number-style style:name="N228">
      <number:text>$</number:text>
      <number:number number:decimal-places="2" loext:min-decimal-places="2" number:min-integer-digits="1" number:grouping="true"/>
    </number:number-style>
    <number:number-style style:name="N229">
      <number:number number:decimal-places="2" loext:min-decimal-places="2" number:min-integer-digits="1"/>
      <number:text> </number:text>
    </number:number-style>
    <number:number-style style:name="N231P0" style:volatile="true">
      <number:number number:decimal-places="1" loext:min-decimal-places="1" number:min-integer-digits="1" number:grouping="true"/>
    </number:number-style>
    <number:number-style style:name="N231">
      <number:number number:decimal-places="1" loext:min-decimal-places="1" number:min-integer-digits="1" number:grouping="true"/>
      <style:map style:condition="value()&gt;=0" style:apply-style-name="N231P0"/>
    </number:number-style>
    <number:number-style style:name="N233P0" style:volatile="true">
      <number:text>+</number:text>
      <number:number number:decimal-places="2" loext:min-decimal-places="2" number:min-integer-digits="1" number:grouping="true"/>
    </number:number-style>
    <number:number-style style:name="N233">
      <number:text>-</number:text>
      <number:number number:decimal-places="2" loext:min-decimal-places="2" number:min-integer-digits="1" number:grouping="true"/>
      <style:map style:condition="value()&gt;=0" style:apply-style-name="N233P0"/>
    </number:number-style>
    <number:number-style style:name="N235P0" style:volatile="true">
      <number:number number:decimal-places="0" loext:min-decimal-places="0" number:min-integer-digits="1" number:grouping="true"/>
      <number:text>    </number:text>
    </number:number-style>
    <number:number-style style:name="N2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35P2" style:volatile="true">
      <number:text>-   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9P0" style:volatile="true">
      <number:number number:decimal-places="0" loext:min-decimal-places="0" number:min-integer-digits="1" number:grouping="true"/>
      <number:text>  </number:text>
    </number:number-style>
    <number:number-style style:name="N239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239P2" style:volatile="true">
      <number:text>- 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1P0" style:volatile="true">
      <number:number number:decimal-places="0" loext:min-decimal-places="0" number:min-integer-digits="1" number:grouping="true"/>
      <number:text> € </number:text>
    </number:number-style>
    <number:number-style style:name="N241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41P2" style:volatile="true">
      <number:text>- €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4P0" style:volatile="true">
      <number:number number:decimal-places="0" loext:min-decimal-places="0" number:min-integer-digits="1" number:grouping="true"/>
      <number:text> </number:text>
    </number:number-style>
    <number:number-style style:name="N244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44P2" style:volatile="true">
      <number:text>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number number:decimal-places="2" loext:min-decimal-places="2" number:min-integer-digits="1" number:grouping="true"/>
      <number:text> </number:text>
    </number:number-style>
    <number:number-style style:name="N246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46P2" style:volatile="true">
      <number:text>-</number:text>
      <number:number number:decimal-places="0" loext:min-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£</number:text>
      <number:number number:decimal-places="0" loext:min-decimal-places="0" number:min-integer-digits="1" number:grouping="true"/>
    </number:number-style>
    <number:number-style style:name="N248">
      <number:text>-£</number:text>
      <number:number number:decimal-places="0" loext:min-decimal-places="0" number:min-integer-digits="1" number:grouping="true"/>
      <style:map style:condition="value()&gt;=0" style:apply-style-name="N248P0"/>
    </number:number-style>
    <number:number-style style:name="N249P0" style:volatile="true">
      <number:text>£</number:text>
      <number:number number:decimal-places="0" loext:min-decimal-places="0" number:min-integer-digits="1" number:grouping="true"/>
    </number:number-style>
    <number:number-style style:name="N24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49P0"/>
    </number:number-style>
    <number:number-style style:name="N251P0" style:volatile="true">
      <number:text>£</number:text>
      <number:number number:decimal-places="2" loext:min-decimal-places="2" number:min-integer-digits="1" number:grouping="true"/>
    </number:number-style>
    <number:number-style style:name="N251">
      <number:text>-£</number:text>
      <number:number number:decimal-places="2" loext:min-decimal-places="2" number:min-integer-digits="1" number:grouping="true"/>
      <style:map style:condition="value()&gt;=0" style:apply-style-name="N251P0"/>
    </number:number-style>
    <number:number-style style:name="N252P0" style:volatile="true">
      <number:text>£</number:text>
      <number:number number:decimal-places="2" loext:min-decimal-places="2" number:min-integer-digits="1" number:grouping="true"/>
    </number:number-style>
    <number:number-style style:name="N25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52P0"/>
    </number:number-style>
    <number:number-style style:name="N256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256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256P2" style:volatile="true">
      <number:text> £-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57P0" style:volatile="true">
      <number:number number:decimal-places="0" loext:min-decimal-places="0" number:min-integer-digits="1" number:grouping="true"/>
      <number:text> </number:text>
    </number:number-style>
    <number:number-style style:name="N25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57P2" style:volatile="true">
      <number:text>- </number:text>
    </number:number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61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261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261P2" style:volatile="true">
      <number:text> £-</number:text>
      <number:number number:decimal-places="0" loext:min-decimal-places="0" number:min-integer-digits="0"/>
      <number:text>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5P0" style:volatile="true">
      <number:number number:decimal-places="2" loext:min-decimal-places="2" number:min-integer-digits="1" number:grouping="true"/>
      <number:text>   </number:text>
    </number:number-style>
    <number:number-style style:name="N265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65P2" style:volatile="true">
      <number:text>-</number:text>
      <number:number number:decimal-places="0" loext:min-decimal-places="0" number:min-integer-digits="0"/>
      <number:text>  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9P0" style:volatile="true">
      <number:number number:decimal-places="0" loext:min-decimal-places="0" number:min-integer-digits="1" number:grouping="true"/>
      <number:text>   </number:text>
    </number:number-style>
    <number:number-style style:name="N269P1" style:volatile="true">
      <number:text>-</number:text>
      <number:number number:decimal-places="0" loext:min-decimal-places="0" number:min-integer-digits="1" number:grouping="true"/>
      <number:text>   </number:text>
    </number:number-style>
    <number:number-style style:name="N269P2" style:volatile="true">
      <number:text>-  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3P0" style:volatile="true">
      <number:number number:decimal-places="2" loext:min-decimal-places="2" number:min-integer-digits="1" number:grouping="true"/>
      <number:text>€ </number:text>
    </number:number-style>
    <number:number-style style:name="N273P1" style:volatile="true">
      <number:text>-</number:text>
      <number:number number:decimal-places="2" loext:min-decimal-places="2" number:min-integer-digits="1" number:grouping="true"/>
      <number:text>€ </number:text>
    </number:number-style>
    <number:number-style style:name="N273P2" style:volatile="true">
      <number:text>-</number:text>
      <number:number number:decimal-places="0" loext:min-decimal-places="0" number:min-integer-digits="0"/>
      <number:text>€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7P0" style:volatile="true">
      <number:number number:decimal-places="0" loext:min-decimal-places="0" number:min-integer-digits="1" number:grouping="true"/>
      <number:text>€ </number:text>
    </number:number-style>
    <number:number-style style:name="N277P1" style:volatile="true">
      <number:text>-</number:text>
      <number:number number:decimal-places="0" loext:min-decimal-places="0" number:min-integer-digits="1" number:grouping="true"/>
      <number:text>€ </number:text>
    </number:number-style>
    <number:number-style style:name="N277P2" style:volatile="true">
      <number:text>-€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number:text> 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number:text> 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de" number:country="DE">
      <number:minutes number:style="long"/>
      <number:text>:</number:text>
      <number:seconds number:style="long"/>
    </number:time-style>
    <number:time-style style:name="N10142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de" number:country="DE">
      <number:minutes number:style="long"/>
      <number:text>:</number:text>
      <number:seconds number:style="long" number:decimal-places="1"/>
    </number:time-style>
    <number:number-style style:name="N10144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de" number:country="DE">
      <number:number number:decimal-places="3" loext:min-decimal-places="3" number:min-integer-digits="1"/>
      <number:text>%</number:text>
    </number:percentage-style>
    <number:percentage-style style:name="N10146" number:language="de" number:country="DE">
      <number:number number:decimal-places="4" loext:min-decimal-places="4" number:min-integer-digits="1"/>
      <number:text>%</number:text>
    </number:percentage-style>
    <number:percentage-style style:name="N10147" number:language="de" number:country="DE">
      <number:number number:decimal-places="5" loext:min-decimal-places="5" number:min-integer-digits="1"/>
      <number:text>%</number:text>
    </number:percentage-style>
    <number:currency-style style:name="N1014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9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9P0"/>
    </number:currency-style>
    <number:number-style style:name="N10150" number:language="de" number:country="DE">
      <number:number number:decimal-places="1" loext:min-decimal-places="1" number:min-integer-digits="1"/>
    </number:number-style>
    <number:number-style style:name="N10151" number:language="de" number:country="DE">
      <number:number number:decimal-places="11" loext:min-decimal-places="11" number:min-integer-digits="1"/>
    </number:number-style>
    <number:percentage-style style:name="N10152" number:language="de" number:country="DE">
      <number:number number:decimal-places="1" loext:min-decimal-places="1" number:min-integer-digits="1"/>
      <number:text>%</number:text>
    </number:percentage-style>
    <number:number-style style:name="N10154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54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54P2" style:volatile="true" number:language="de" number:country="DE">
      <number:text>-    </number:text>
    </number:number-style>
    <number:text-style style:name="N10154" number:language="de" number:country="DE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6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56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56P2" style:volatile="true" number:language="de" number:country="DE">
      <number:text>- € </number:text>
    </number:number-style>
    <number:text-style style:name="N10156" number:language="de" number:country="DE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7" number:language="de" number:country="DE">
      <number:number number:decimal-places="8" loext:min-decimal-places="8" number:min-integer-digits="1"/>
    </number:number-style>
    <number:number-style style:name="N10158" number:language="de" number:country="DE">
      <number:number number:decimal-places="12" loext:min-decimal-places="12" number:min-integer-digits="1"/>
    </number:number-style>
    <number:number-style style:name="N10159" number:language="de" number:country="DE">
      <number:number number:decimal-places="10" loext:min-decimal-places="10" number:min-integer-digits="1"/>
    </number:number-style>
    <number:number-style style:name="N10160" number:language="de" number:country="DE">
      <number:number number:decimal-places="3" loext:min-decimal-places="3" number:min-integer-digits="1"/>
    </number:number-style>
    <number:date-style style:name="N20122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22" number:language="en" number:country="US">
      <number:text-content/>
      <style:map style:condition="value()&lt;=1.79769313486232E+308" style:apply-style-name="N20122P0"/>
    </number:text-style>
    <number:date-style style:name="N20124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124" number:language="en" number:country="US">
      <number:text-content/>
      <style:map style:condition="value()&lt;=1.79769313486232E+308" style:apply-style-name="N20124P0"/>
    </number:text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asian="SimSun" style:font-family-asian="SimSun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.00.0000</text:date>, <text:time style:data-style-name="N2" text:time-value="20:49:55.70383410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ycount_20_Fractions" style:display-name="PageStyle_Daycount Frac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6T20:50:47.420920277</dc:date>
    <meta:generator>LibreOffice/6.1.2.1$MacOSX_X86_64 LibreOffice_project/65905a128db06ba48db947242809d14d3f9a93fe</meta:generator>
    <meta:editing-duration>PT9H10M58S</meta:editing-duration>
    <meta:editing-cycles>55</meta:editing-cycles>
    <meta:document-statistic meta:table-count="2" meta:cell-count="857" meta:object-count="0"/>
  </office:meta>
</office:document-meta>
</file>